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42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7.11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order-bottom="none" fo:background-color="#d4ea6b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d4ea6b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bbe33d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bbe33d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d4ea6b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d4ea6b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bbe33d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bbe33d" fo:border-left="none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ackground-color="#f6f9d4" fo:border="0.06pt solid #000000"/>
    </style:style>
    <style:style style:name="ce18" style:family="table-cell" style:parent-style-name="Default">
      <style:table-cell-properties fo:border-bottom="none" fo:background-color="#e8f2a1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ackground-color="#e8f2a1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e8f2a1" fo:border-left="0.06pt solid #000000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e8f2a1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e8f2a1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6" table:row="2" table:table="0"/>
          <office:change-info>
            <dc:creator> </dc:creator>
            <dc:date>2021-03-23T01:55:15.105047368</dc:date>
          </office:change-info>
          <table:previous>
            <table:change-track-table-cell/>
          </table:previous>
        </table:cell-content-change>
        <table:cell-content-change table:id="ct2">
          <table:cell-address table:column="6" table:row="3" table:table="0"/>
          <office:change-info>
            <dc:creator> </dc:creator>
            <dc:date>2021-03-23T01:55:32.868142567</dc:date>
          </office:change-info>
          <table:previous>
            <table:change-track-table-cell/>
          </table:previous>
        </table:cell-content-change>
        <table:cell-content-change table:id="ct3">
          <table:cell-address table:column="6" table:row="4" table:table="0"/>
          <office:change-info>
            <dc:creator> </dc:creator>
            <dc:date>2021-03-23T01:55:56.766934709</dc:date>
          </office:change-info>
          <table:previous>
            <table:change-track-table-cell/>
          </table:previous>
        </table:cell-content-change>
        <table:cell-content-change table:id="ct4">
          <table:cell-address table:column="6" table:row="5" table:table="0"/>
          <office:change-info>
            <dc:creator> </dc:creator>
            <dc:date>2021-03-23T01:56:19.041398599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6" table:table="0"/>
          <office:change-info>
            <dc:creator> </dc:creator>
            <dc:date>2021-03-23T01:56:35.637330171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7" table:table="0"/>
          <office:change-info>
            <dc:creator> </dc:creator>
            <dc:date>2021-03-23T01:56:54.641327359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8" table:table="0"/>
          <office:change-info>
            <dc:creator> </dc:creator>
            <dc:date>2021-03-23T01:57:10.373779148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1" table:table="0"/>
          <office:change-info>
            <dc:creator> </dc:creator>
            <dc:date>2021-03-23T01:58:01.809637318</dc:date>
          </office:change-info>
          <table:previous>
            <table:change-track-table-cell/>
          </table:previous>
        </table:cell-content-change>
        <table:insertion table:id="ct9" table:type="column" table:position="4" table:table="0">
          <office:change-info>
            <dc:creator> </dc:creator>
            <dc:date>2021-03-23T01:58:08.371125844</dc:date>
          </office:change-info>
          <table:dependencies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59"/>
            <table:dependency table:id="ct58"/>
            <table:dependency table:id="ct11"/>
            <table:dependency table:id="ct10"/>
          </table:dependencies>
        </table:insertion>
        <table:movement table:id="ct10">
          <table:source-range-address table:column="5" table:row="1" table:table="0"/>
          <table:target-range-address table:column="4" table:row="1" table:table="0"/>
          <office:change-info>
            <dc:creator> </dc:creator>
            <dc:date>2021-03-23T01:58:10.191744518</dc:date>
          </office:change-info>
          <table:dependencies>
            <table:dependency table:id="ct12"/>
          </table:dependencies>
        </table:movement>
        <table:movement table:id="ct11">
          <table:source-range-address table:start-column="5" table:start-row="3" table:start-table="0" table:end-column="5" table:end-row="4" table:end-table="0"/>
          <table:target-range-address table:start-column="4" table:start-row="3" table:start-table="0" table:end-column="4" table:end-row="4" table:end-table="0"/>
          <office:change-info>
            <dc:creator> </dc:creator>
            <dc:date>2021-03-23T01:58:42.679423399</dc:date>
          </office:change-info>
          <table:dependencies>
            <table:dependency table:id="ct15"/>
            <table:dependency table:id="ct14"/>
          </table:dependencies>
        </table:movement>
        <table:movement table:id="ct12">
          <table:source-range-address table:column="4" table:row="1" table:table="0"/>
          <table:target-range-address table:column="5" table:row="1" table:table="0"/>
          <office:change-info>
            <dc:creator> </dc:creator>
            <dc:date>2021-03-23T01:58:44.729604484</dc:date>
          </office:change-info>
        </table:movement>
        <table:cell-content-change table:id="ct13">
          <table:cell-address table:column="5" table:row="2" table:table="0"/>
          <office:change-info>
            <dc:creator> </dc:creator>
            <dc:date>2021-03-23T01:58:48.310676849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3" table:table="0"/>
          <office:change-info>
            <dc:creator> </dc:creator>
            <dc:date>2021-03-23T01:58:48.310686718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4" table:table="0"/>
          <office:change-info>
            <dc:creator> </dc:creator>
            <dc:date>2021-03-23T01:58:48.31069107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5" table:table="0"/>
          <office:change-info>
            <dc:creator> </dc:creator>
            <dc:date>2021-03-23T01:58:48.310695162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6" table:table="0"/>
          <office:change-info>
            <dc:creator> </dc:creator>
            <dc:date>2021-03-23T01:58:48.310699883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7" table:table="0"/>
          <office:change-info>
            <dc:creator> </dc:creator>
            <dc:date>2021-03-23T01:58:48.310704634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8" table:table="0"/>
          <office:change-info>
            <dc:creator> </dc:creator>
            <dc:date>2021-03-23T01:58:48.310709360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9" table:table="0"/>
          <office:change-info>
            <dc:creator> </dc:creator>
            <dc:date>2021-03-23T01:58:48.310713922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10" table:table="0"/>
          <office:change-info>
            <dc:creator> </dc:creator>
            <dc:date>2021-03-23T01:58:48.310718826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11" table:table="0"/>
          <office:change-info>
            <dc:creator> </dc:creator>
            <dc:date>2021-03-23T01:58:48.310723339</dc:date>
          </office:change-info>
          <table:previous>
            <table:change-track-table-cell/>
          </table:previous>
        </table:cell-content-change>
        <table:cell-content-change table:id="ct23">
          <table:cell-address table:column="6" table:row="9" table:table="0"/>
          <office:change-info>
            <dc:creator> </dc:creator>
            <dc:date>2021-03-23T01:59:19.229570739</dc:date>
          </office:change-info>
          <table:previous>
            <table:change-track-table-cell/>
          </table:previous>
        </table:cell-content-change>
        <table:cell-content-change table:id="ct24">
          <table:cell-address table:column="6" table:row="10" table:table="0"/>
          <office:change-info>
            <dc:creator> </dc:creator>
            <dc:date>2021-03-23T01:59:45.663040966</dc:date>
          </office:change-info>
          <table:previous>
            <table:change-track-table-cell/>
          </table:previous>
        </table:cell-content-change>
        <table:cell-content-change table:id="ct25">
          <table:cell-address table:column="6" table:row="11" table:table="0"/>
          <office:change-info>
            <dc:creator> </dc:creator>
            <dc:date>2021-03-23T02:00:03.453264300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12" table:table="0"/>
          <office:change-info>
            <dc:creator> </dc:creator>
            <dc:date>2021-03-23T02:00:35.334537857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13" table:table="0"/>
          <office:change-info>
            <dc:creator> </dc:creator>
            <dc:date>2021-03-23T02:00:35.334549949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14" table:table="0"/>
          <office:change-info>
            <dc:creator> </dc:creator>
            <dc:date>2021-03-23T02:00:35.334554461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5" table:table="0"/>
          <office:change-info>
            <dc:creator> </dc:creator>
            <dc:date>2021-03-23T02:00:35.334558702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16" table:table="0"/>
          <office:change-info>
            <dc:creator> </dc:creator>
            <dc:date>2021-03-23T02:00:35.334563360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17" table:table="0"/>
          <office:change-info>
            <dc:creator> </dc:creator>
            <dc:date>2021-03-23T02:00:35.334568398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18" table:table="0"/>
          <office:change-info>
            <dc:creator> </dc:creator>
            <dc:date>2021-03-23T02:00:35.334573043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19" table:table="0"/>
          <office:change-info>
            <dc:creator> </dc:creator>
            <dc:date>2021-03-23T02:00:35.334577591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20" table:table="0"/>
          <office:change-info>
            <dc:creator> </dc:creator>
            <dc:date>2021-03-23T02:00:35.334582279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21" table:table="0"/>
          <office:change-info>
            <dc:creator> </dc:creator>
            <dc:date>2021-03-23T02:00:35.334586997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22" table:table="0"/>
          <office:change-info>
            <dc:creator> </dc:creator>
            <dc:date>2021-03-23T02:00:36.572859045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23" table:table="0"/>
          <office:change-info>
            <dc:creator> </dc:creator>
            <dc:date>2021-03-23T02:00:36.572871655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24" table:table="0"/>
          <office:change-info>
            <dc:creator> </dc:creator>
            <dc:date>2021-03-23T02:00:36.572876757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25" table:table="0"/>
          <office:change-info>
            <dc:creator> </dc:creator>
            <dc:date>2021-03-23T02:00:36.572881503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26" table:table="0"/>
          <office:change-info>
            <dc:creator> </dc:creator>
            <dc:date>2021-03-23T02:00:36.572886081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27" table:table="0"/>
          <office:change-info>
            <dc:creator> </dc:creator>
            <dc:date>2021-03-23T02:00:36.572890706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28" table:table="0"/>
          <office:change-info>
            <dc:creator> </dc:creator>
            <dc:date>2021-03-23T02:00:36.572895661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29" table:table="0"/>
          <office:change-info>
            <dc:creator> </dc:creator>
            <dc:date>2021-03-23T02:00:36.572900442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30" table:table="0"/>
          <office:change-info>
            <dc:creator> </dc:creator>
            <dc:date>2021-03-23T02:00:36.572905163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31" table:table="0"/>
          <office:change-info>
            <dc:creator> </dc:creator>
            <dc:date>2021-03-23T02:00:36.572909987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12" table:table="0"/>
          <office:change-info>
            <dc:creator> </dc:creator>
            <dc:date>2021-03-23T02:01:24.011343059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13" table:table="0"/>
          <office:change-info>
            <dc:creator> </dc:creator>
            <dc:date>2021-03-23T02:01:35.729260616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14" table:table="0"/>
          <office:change-info>
            <dc:creator> </dc:creator>
            <dc:date>2021-03-23T02:01:42.102921703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15" table:table="0"/>
          <office:change-info>
            <dc:creator> </dc:creator>
            <dc:date>2021-03-23T02:01:50.117371084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16" table:table="0"/>
          <office:change-info>
            <dc:creator> </dc:creator>
            <dc:date>2021-03-23T02:01:57.890984696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17" table:table="0"/>
          <office:change-info>
            <dc:creator> </dc:creator>
            <dc:date>2021-03-23T02:02:37.743516793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8" table:table="0"/>
          <office:change-info>
            <dc:creator> </dc:creator>
            <dc:date>2021-03-23T02:02:44.016750081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19" table:table="0"/>
          <office:change-info>
            <dc:creator> </dc:creator>
            <dc:date>2021-03-23T02:02:49.775134993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20" table:table="0"/>
          <office:change-info>
            <dc:creator> </dc:creator>
            <dc:date>2021-03-23T02:02:55.703317921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21" table:table="0"/>
          <office:change-info>
            <dc:creator> </dc:creator>
            <dc:date>2021-03-23T02:03:01.220845082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4" table:table="0"/>
          <office:change-info>
            <dc:creator> </dc:creator>
            <dc:date>2021-03-23T02:03:29.302572578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13" table:table="0"/>
          <office:change-info>
            <dc:creator> </dc:creator>
            <dc:date>2021-03-23T02:03:41.518623125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13" table:table="0"/>
          <office:change-info>
            <dc:creator> </dc:creator>
            <dc:date>2021-03-23T02:04:17.906367051</dc:date>
          </office:change-info>
          <table:previous>
            <table:change-track-table-cell/>
          </table:previous>
        </table:cell-content-change>
        <table:cell-content-change table:id="ct59">
          <table:cell-address table:column="4" table:row="14" table:table="0"/>
          <office:change-info>
            <dc:creator> </dc:creator>
            <dc:date>2021-03-23T02:04:24.576347763</dc:date>
          </office:change-info>
          <table:previous>
            <table:change-track-table-cell/>
          </table:previous>
        </table:cell-content-change>
        <table:cell-content-change table:id="ct60">
          <table:cell-address table:column="6" table:row="12" table:table="0"/>
          <office:change-info>
            <dc:creator> </dc:creator>
            <dc:date>2021-03-23T02:04:35.690060267</dc:date>
          </office:change-info>
          <table:previous>
            <table:change-track-table-cell/>
          </table:previous>
        </table:cell-content-change>
        <table:cell-content-change table:id="ct61">
          <table:cell-address table:column="6" table:row="13" table:table="0"/>
          <office:change-info>
            <dc:creator> </dc:creator>
            <dc:date>2021-03-23T02:04:51.211959927</dc:date>
          </office:change-info>
          <table:previous>
            <table:change-track-table-cell/>
          </table:previous>
        </table:cell-content-change>
        <table:cell-content-change table:id="ct62">
          <table:cell-address table:column="6" table:row="14" table:table="0"/>
          <office:change-info>
            <dc:creator> </dc:creator>
            <dc:date>2021-03-23T02:05:10.328973404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15" table:table="0"/>
          <office:change-info>
            <dc:creator> </dc:creator>
            <dc:date>2021-03-23T02:05:47.226841975</dc:date>
          </office:change-info>
          <table:previous>
            <table:change-track-table-cell/>
          </table:previous>
        </table:cell-content-change>
        <table:cell-content-change table:id="ct64">
          <table:cell-address table:column="6" table:row="16" table:table="0"/>
          <office:change-info>
            <dc:creator> </dc:creator>
            <dc:date>2021-03-23T02:05:48.421754773</dc:date>
          </office:change-info>
          <table:previous>
            <table:change-track-table-cell/>
          </table:previous>
        </table:cell-content-change>
        <table:cell-content-change table:id="ct65">
          <table:cell-address table:column="6" table:row="17" table:table="0"/>
          <office:change-info>
            <dc:creator> </dc:creator>
            <dc:date>2021-03-23T02:06:21.447229156</dc:date>
          </office:change-info>
          <table:previous>
            <table:change-track-table-cell/>
          </table:previous>
        </table:cell-content-change>
        <table:cell-content-change table:id="ct66">
          <table:cell-address table:column="6" table:row="18" table:table="0"/>
          <office:change-info>
            <dc:creator> </dc:creator>
            <dc:date>2021-03-23T02:06:21.851826413</dc:date>
          </office:change-info>
          <table:previous>
            <table:change-track-table-cell/>
          </table:previous>
        </table:cell-content-change>
        <table:cell-content-change table:id="ct67">
          <table:cell-address table:column="6" table:row="19" table:table="0"/>
          <office:change-info>
            <dc:creator> </dc:creator>
            <dc:date>2021-03-23T02:06:57.259276483</dc:date>
          </office:change-info>
          <table:previous>
            <table:change-track-table-cell/>
          </table:previous>
        </table:cell-content-change>
        <table:cell-content-change table:id="ct68">
          <table:cell-address table:column="6" table:row="20" table:table="0"/>
          <office:change-info>
            <dc:creator> </dc:creator>
            <dc:date>2021-03-23T02:06:59.213397010</dc:date>
          </office:change-info>
          <table:previous>
            <table:change-track-table-cell/>
          </table:previous>
        </table:cell-content-change>
        <table:cell-content-change table:id="ct69">
          <table:cell-address table:column="6" table:row="19" table:table="0"/>
          <office:change-info>
            <dc:creator> </dc:creator>
            <dc:date>2021-03-23T02:07:04.249130533</dc:date>
          </office:change-info>
          <table:previous table:id="ct67">
            <table:change-track-table-cell office:value-type="string">
              <text:p>finished in 8.62s, 0.12 req/s, 110.72MB/s</text:p>
              <text:p>finished in 8.71s, 0.11 req/s, 109.56MB/s</text:p>
            </table:change-track-table-cell>
          </table:previous>
        </table:cell-content-change>
        <table:cell-content-change table:id="ct70">
          <table:cell-address table:column="6" table:row="21" table:table="0"/>
          <office:change-info>
            <dc:creator> </dc:creator>
            <dc:date>2021-03-23T02:07:20.110550456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22" table:table="0"/>
          <office:change-info>
            <dc:creator> </dc:creator>
            <dc:date>2021-03-23T02:11:34.814762610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23" table:table="0"/>
          <office:change-info>
            <dc:creator> </dc:creator>
            <dc:date>2021-03-23T02:13:05.333795585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24" table:table="0"/>
          <office:change-info>
            <dc:creator> </dc:creator>
            <dc:date>2021-03-23T02:13:11.800295637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5" table:table="0"/>
          <office:change-info>
            <dc:creator> </dc:creator>
            <dc:date>2021-03-23T02:13:19.813690110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6" table:table="0"/>
          <office:change-info>
            <dc:creator> </dc:creator>
            <dc:date>2021-03-23T02:13:31.547306802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7" table:table="0"/>
          <office:change-info>
            <dc:creator> </dc:creator>
            <dc:date>2021-03-23T02:13:43.643750459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28" table:table="0"/>
          <office:change-info>
            <dc:creator> </dc:creator>
            <dc:date>2021-03-23T02:13:44.112243969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29" table:table="0"/>
          <office:change-info>
            <dc:creator> </dc:creator>
            <dc:date>2021-03-23T02:13:57.333523681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0" table:table="0"/>
          <office:change-info>
            <dc:creator> </dc:creator>
            <dc:date>2021-03-23T02:14:04.475652515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1" table:table="0"/>
          <office:change-info>
            <dc:creator> </dc:creator>
            <dc:date>2021-03-23T02:14:09.838690996</dc:date>
          </office:change-info>
          <table:previous>
            <table:change-track-table-cell/>
          </table:previous>
        </table:cell-content-change>
        <table:cell-content-change table:id="ct81">
          <table:cell-address table:column="1" table:row="24" table:table="0"/>
          <office:change-info>
            <dc:creator> </dc:creator>
            <dc:date>2021-03-23T02:15:35.96377608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3" table:table="0"/>
          <office:change-info>
            <dc:creator> </dc:creator>
            <dc:date>2021-03-23T02:15:49.320080980</dc:date>
          </office:change-info>
          <table:previous>
            <table:change-track-table-cell/>
          </table:previous>
        </table:cell-content-change>
        <table:cell-content-change table:id="ct83">
          <table:cell-address table:column="4" table:row="22" table:table="0"/>
          <office:change-info>
            <dc:creator> </dc:creator>
            <dc:date>2021-03-23T02:15:54.705743078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23" table:table="0"/>
          <office:change-info>
            <dc:creator> </dc:creator>
            <dc:date>2021-03-23T02:15:58.185137094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22" table:table="0"/>
          <office:change-info>
            <dc:creator> </dc:creator>
            <dc:date>2021-03-23T02:15:59.177229776</dc:date>
          </office:change-info>
          <table:previous table:id="ct83">
            <table:change-track-table-cell office:value-type="string">
              <text:p>Client’s command: taskset -c 1 ip netns exec mr_client ./h2load --npn-list h3 <text:a xlink:href="https://10.2.2.101:7777/1000000" xlink:type="simple">https://10.2.2.101:7777/1000000</text:a></text:p>
            </table:change-track-table-cell>
          </table:previous>
        </table:cell-content-change>
        <table:cell-content-change table:id="ct86">
          <table:cell-address table:column="4" table:row="23" table:table="0"/>
          <office:change-info>
            <dc:creator> </dc:creator>
            <dc:date>2021-03-23T02:16:03.432211801</dc:date>
          </office:change-info>
          <table:previous table:id="ct84">
            <table:change-track-table-cell office:value-type="string">
              <text:p>Client’s command: taskset -c 1 ip netns exec mr_client ./h2load --npn-list h3 <text:a xlink:href="https://10.2.2.101:7777/1000000" xlink:type="simple">https://10.2.2.101:7777/1000000</text:a></text:p>
            </table:change-track-table-cell>
          </table:previous>
        </table:cell-content-change>
        <table:cell-content-change table:id="ct87">
          <table:cell-address table:column="4" table:row="24" table:table="0"/>
          <office:change-info>
            <dc:creator> </dc:creator>
            <dc:date>2021-03-23T02:16:28.513481757</dc:date>
          </office:change-info>
          <table:previous>
            <table:change-track-table-cell/>
          </table:previous>
        </table:cell-content-change>
        <table:cell-content-change table:id="ct88">
          <table:cell-address table:column="6" table:row="22" table:table="0"/>
          <office:change-info>
            <dc:creator> </dc:creator>
            <dc:date>2021-03-23T02:17:25.461411673</dc:date>
          </office:change-info>
          <table:previous>
            <table:change-track-table-cell/>
          </table:previous>
        </table:cell-content-change>
        <table:cell-content-change table:id="ct89">
          <table:cell-address table:column="6" table:row="23" table:table="0"/>
          <office:change-info>
            <dc:creator> </dc:creator>
            <dc:date>2021-03-23T02:17:39.291148785</dc:date>
          </office:change-info>
          <table:previous>
            <table:change-track-table-cell/>
          </table:previous>
        </table:cell-content-change>
        <table:cell-content-change table:id="ct90">
          <table:cell-address table:column="6" table:row="24" table:table="0"/>
          <office:change-info>
            <dc:creator> </dc:creator>
            <dc:date>2021-03-23T02:17:54.919002595</dc:date>
          </office:change-info>
          <table:previous>
            <table:change-track-table-cell/>
          </table:previous>
        </table:cell-content-change>
        <table:cell-content-change table:id="ct91">
          <table:cell-address table:column="6" table:row="25" table:table="0"/>
          <office:change-info>
            <dc:creator> </dc:creator>
            <dc:date>2021-03-23T02:18:11.834931692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26" table:table="0"/>
          <office:change-info>
            <dc:creator> </dc:creator>
            <dc:date>2021-03-23T02:18:23.568253787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27" table:table="0"/>
          <office:change-info>
            <dc:creator> </dc:creator>
            <dc:date>2021-03-23T02:18:40.656780240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28" table:table="0"/>
          <office:change-info>
            <dc:creator> </dc:creator>
            <dc:date>2021-03-23T02:18:54.200663745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29" table:table="0"/>
          <office:change-info>
            <dc:creator> </dc:creator>
            <dc:date>2021-03-23T02:19:10.858533552</dc:date>
          </office:change-info>
          <table:previous>
            <table:change-track-table-cell/>
          </table:previous>
        </table:cell-content-change>
        <table:cell-content-change table:id="ct96">
          <table:cell-address table:column="6" table:row="30" table:table="0"/>
          <office:change-info>
            <dc:creator> </dc:creator>
            <dc:date>2021-03-23T02:19:20.243247724</dc:date>
          </office:change-info>
          <table:previous>
            <table:change-track-table-cell/>
          </table:previous>
        </table:cell-content-change>
        <table:cell-content-change table:id="ct97">
          <table:cell-address table:column="6" table:row="31" table:table="0"/>
          <office:change-info>
            <dc:creator> </dc:creator>
            <dc:date>2021-03-23T02:19:36.803343513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17"/>
        <table:table-column table:style-name="co4" table:default-cell-style-name="ce22"/>
        <table:table-row table:style-name="ro1">
          <table:table-cell table:number-columns-repeated="2"/>
          <table:table-cell table:style-name="Default"/>
          <table:table-cell table:style-name="ce9" office:value-type="string" calcext:value-type="string" table:number-columns-spanned="4" table:number-rows-spanned="1">
            <text:p>Requested file size</text:p>
          </table:table-cell>
          <table:covered-table-cell table:number-columns-repeated="2" table:style-name="ce9"/>
          <table:covered-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Experiment number</text:p>
          </table:table-cell>
          <table:table-cell table:style-name="ce9" office:value-type="string" calcext:value-type="string">
            <text:p>1MB (1,000,000 B)</text:p>
          </table:table-cell>
          <table:table-cell/>
          <table:table-cell table:style-name="ce16" office:value-type="string" calcext:value-type="string">
            <text:p>Experiment number</text:p>
          </table:table-cell>
          <table:table-cell table:style-name="ce21" office:value-type="string" calcext:value-type="string">
            <text:p>1GB (1,000,000,000 B)</text:p>
          </table:table-cell>
        </table:table-row>
        <table:table-row table:style-name="ro1">
          <table:table-cell/>
          <table:table-cell table:style-name="ce1" office:value-type="string" calcext:value-type="string">
            <text:p>MTU=1280 (max-UDP-payload-size=125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ished in </text:span>23.49ms, 42.57 req/s, 40.61MB/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ished in 9.21s, 0.11 req/s, 103.61MB/s</text:p>
          </table:table-cell>
        </table:table-row>
        <table:table-row table:style-name="ro1">
          <table:table-cell/>
          <table:table-cell office:value-type="string" calcext:value-type="string">
            <text:p>Client’s command: taskset -c 1 ip netns exec mr_client ./h2load --npn-list h3 <text:a xlink:href="https://10.2.2.101:7777/1000000" xlink:type="simple">https://10.2.2.101:7777/100000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shed in 20.72ms, 48.27 req/s, 46.05MB/s</text:p>
          </table:table-cell>
          <table:table-cell office:value-type="string" calcext:value-type="string">
            <text:p>Client’s command: taskset -c 1 ip netns exec mr_client ./h2load --npn-list h3 <text:a xlink:href="https://10.2.2.101:7777/1000000" xlink:type="simple">https://10.2.2.101:7777/1000000</text:a>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shed in 9.11s, 0.11 req/s, 104.70MB/s</text:p>
          </table:table-cell>
        </table:table-row>
        <table:table-row table:style-name="ro1">
          <table:table-cell/>
          <table:table-cell office:value-type="string" calcext:value-type="string">
            <text:p>Server’s command: taskset -c 0 ip netns exec mr_server ./examples/server --htdocs ./examples/servers_folder -q --max-dyn-length=4g <text:s/>--max-udp-payload-size=1252 <text:s/>10.2.2.101 <text:s/>7777 <text:s/>./examples/server.key ./examples/server.c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 in 20.42ms, 48.97 req/s, 46.72MB/s</text:p>
          </table:table-cell>
          <table:table-cell office:value-type="string" calcext:value-type="string">
            <text:p>Server’s command: taskset -c 0 ip netns exec mr_server ./examples/server --htdocs ./examples/servers_folder -q --max-dyn-length=4g <text:s/>--max-udp-payload-size=1252 <text:s/>10.2.2.101 <text:s/>7777 <text:s/>./examples/server.key ./examples/server.c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 in 9.64s, 0.10 req/s, 98.99MB/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nished in 19.93ms, 50.18 req/s, 47.87MB/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ished in 9.10s, 0.11 req/s, 104.81MB/s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nished in 23.19ms, 43.13 req/s, 41.15MB/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ished in 9.13s, 0.11 req/s, 104.48MB/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inished in 21.83ms, 45.81 req/s, 43.70MB/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nished in 9.07s, 0.11 req/s, 105.20MB/s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nished in 20.67ms, 48.37 req/s, 46.15MB/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inished in 9.12s, 0.11 req/s, 104.61MB/s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inished in 21.62ms, 46.26 req/s, 44.13MB/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inished in 9.13s, 0.11 req/s, 104.50MB/s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inished in 22.53ms, 44.38 req/s, 42.34MB/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inished in 9.12s, 0.11 req/s, 104.55MB/s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nished in 22.43ms, 44.58 req/s, 42.53MB/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inished in 9.17s, 0.11 req/s, 104.05MB/s</text:p>
          </table:table-cell>
        </table:table-row>
        <table:table-row table:style-name="ro1">
          <table:table-cell/>
          <table:table-cell table:style-name="ce1" office:value-type="string" calcext:value-type="string">
            <text:p>MTU=15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finished in 21.07ms, 47.47 req/s, 45.29MB/s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>
            <text:p>finished in 8.62s, 0.12 req/s, 110.63MB/s</text:p>
          </table:table-cell>
        </table:table-row>
        <table:table-row table:style-name="ro1">
          <table:table-cell/>
          <table:table-cell office:value-type="string" calcext:value-type="string">
            <text:p>Client’s command: taskset -c 1 ip netns exec mr_client ./h2load --npn-list h3 <text:a xlink:href="https://10.2.2.101:7777/1000000" xlink:type="simple">https://10.2.2.101:7777/1000000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finished in 19.78ms, 50.56 req/s, 48.23MB/s</text:p>
          </table:table-cell>
          <table:table-cell office:value-type="string" calcext:value-type="string">
            <text:p>Client’s command: taskset -c 1 ip netns exec mr_client ./h2load --npn-list h3 <text:a xlink:href="https://10.2.2.101:7777/1000000000" xlink:type="simple">https://10.2.2.101:7777/1000000000</text:a>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finished in 8.67s, 0.12 req/s, 110.03MB/s</text:p>
          </table:table-cell>
        </table:table-row>
        <table:table-row table:style-name="ro1">
          <table:table-cell/>
          <table:table-cell office:value-type="string" calcext:value-type="string">
            <text:p>Server’s command: taskset -c 0 ip netns exec mr_server ./examples/server --htdocs ./examples/servers_folder -q --max-dyn-length=4g <text:s/>--max-udp-payload-size=1472 <text:s/>10.2.2.101 <text:s/>7777 <text:s/>./examples/server.key ./examples/server.cert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finished in 21.90ms, 45.67 req/s, 43.57MB/s</text:p>
          </table:table-cell>
          <table:table-cell office:value-type="string" calcext:value-type="string">
            <text:p>Server’s command: taskset -c 0 ip netns exec mr_server ./examples/server --htdocs ./examples/servers_folder -q --max-dyn-length=4g <text:s/>--max-udp-payload-size=1472 <text:s/>10.2.2.101 <text:s/>7777 <text:s/>./examples/server.key ./examples/server.cert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finished in 8.61s, 0.12 req/s, 110.82MB/s</text:p>
          </table:table-cell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finished in 19.00ms, 52.64 req/s, 50.22MB/s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finished in 8.84s, 0.11 req/s, 107.92MB/s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finished in 21.73ms, 46.02 req/s, 43.91MB/s</text:p>
          </table:table-cell>
          <table:table-cell/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finished in 8.76s, 0.11 req/s, 108.96MB/s</text:p>
          </table:table-cell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finished in 22.45ms, 44.55 req/s, 42.50MB/s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finished in 8.62s, 0.12 req/s, 110.66MB/s</text:p>
          </table:table-cell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finished in 20.92ms, 47.80 req/s, 45.61MB/s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finished in 8.66s, 0.12 req/s, 110.13MB/s</text:p>
          </table:table-cell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finished in 20.89ms, 47.86 req/s, 45.66MB/s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25" office:value-type="string" calcext:value-type="string">
            <text:p>finished in 8.62s, 0.12 req/s, 110.72MB/s</text:p>
          </table:table-cell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finished in 22.68ms, 44.09 req/s, 42.06MB/s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 table:style-name="ce25" office:value-type="string" calcext:value-type="string">
            <text:p>finished in 8.71s, 0.11 req/s, 109.56MB/s</text:p>
          </table:table-cell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finished in 20.40ms, 49.03 req/s, 46.77MB/s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6" office:value-type="string" calcext:value-type="string">
            <text:p>finished in 8.63s, 0.12 req/s, 110.58MB/s</text:p>
          </table:table-cell>
        </table:table-row>
        <table:table-row table:style-name="ro1">
          <table:table-cell/>
          <table:table-cell table:style-name="ce1" office:value-type="string" calcext:value-type="string">
            <text:p>MTU=9000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inished in 25.12ms, 39.81 req/s, 37.98MB/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inished in 6.79s, 0.15 req/s, 140.41MB/s</text:p>
          </table:table-cell>
        </table:table-row>
        <table:table-row table:style-name="ro1">
          <table:table-cell/>
          <table:table-cell office:value-type="string" calcext:value-type="string">
            <text:p>Client’s command: taskset -c 1 ip netns exec mr_client ./h2load --npn-list h3 <text:a xlink:href="https://10.2.2.101:7777/1000000" xlink:type="simple">https://10.2.2.101:7777/1000000</text:a>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finished in 25.58ms, 39.10 req/s, 37.30MB/s</text:p>
          </table:table-cell>
          <table:table-cell office:value-type="string" calcext:value-type="string">
            <text:p>Client’s command: taskset -c 1 ip netns exec mr_client ./h2load --npn-list h3 <text:a xlink:href="https://10.2.2.101:7777/1000000" xlink:type="simple">https://10.2.2.101:7777/1000000</text:a>000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finished in 6.94s, 0.14 req/s, 137.41MB/s</text:p>
          </table:table-cell>
        </table:table-row>
        <table:table-row table:style-name="ro1">
          <table:table-cell/>
          <table:table-cell office:value-type="string" calcext:value-type="string">
            <text:p>Server’s command: taskset -c 0 ip netns exec mr_server ./examples/server --htdocs ./examples/servers_folder -q --max-dyn-length=4g <text:s/>--max-udp-payload-size=8972 <text:s/>10.2.2.101 <text:s/>7777 <text:s/>./examples/server.key ./examples/server.cert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finished in 24.41ms, 40.97 req/s, 39.08MB/s</text:p>
          </table:table-cell>
          <table:table-cell office:value-type="string" calcext:value-type="string">
            <text:p>Server’s command: taskset -c 0 ip netns exec mr_server ./examples/server --htdocs ./examples/servers_folder -q --max-dyn-length=4g <text:s/>--max-udp-payload-size=8972 <text:s/>10.2.2.101 <text:s/>7777 <text:s/>./examples/server.key ./examples/server.cert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finished in 6.84s, 0.15 req/s, 139.57MB/s</text:p>
          </table:table-cell>
        </table:table-row>
        <table:table-row table:style-name="ro1"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finished in 24.14ms, 41.42 req/s, 39.51MB/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finished in 6.76s, 0.15 req/s, 141.06MB/s</text:p>
          </table:table-cell>
        </table:table-row>
        <table:table-row table:style-name="ro1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finished in 24.83ms, 40.28 req/s, 38.43MB/s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finished in 6.90s, 0.14 req/s, 138.27MB/s</text:p>
          </table:table-cell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finished in 24.60ms, 40.64 req/s, 38.78MB/s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finished in 6.77s, 0.15 req/s, 141.01MB/s</text:p>
          </table:table-cell>
        </table:table-row>
        <table:table-row table:style-name="ro1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finished in 23.18ms, 43.15 req/s, 41.16MB/s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finished in 6.76s, 0.15 req/s, 141.18MB/s</text:p>
          </table:table-cell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finished in 24.48ms, 40.85 req/s, 38.98MB/s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finished in 6.74s, 0.15 req/s, 141.50MB/s</text:p>
          </table:table-cell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finished in 20.32ms, 49.22 req/s, 46.95MB/s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finished in 7.02s, 0.14 req/s, 135.94MB/s</text:p>
          </table:table-cell>
        </table:table-row>
        <table:table-row table:style-name="ro1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finished in 24.26ms, 41.22 req/s, 39.33MB/s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finished in 6.82s, 0.15 req/s, 139.81MB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01:05:49.538984241</meta:creation-date>
    <dc:date>2021-03-23T02:19:40.845873313</dc:date>
    <meta:editing-duration>PT12M51S</meta:editing-duration>
    <meta:editing-cycles>3</meta:editing-cycles>
    <meta:generator>LibreOffice/6.4.6.2$Linux_X86_64 LibreOffice_project/40$Build-2</meta:generator>
    <meta:document-statistic meta:table-count="1" meta:cell-count="140" meta:object-count="0"/>
  </office:meta>
</office:document-meta>
</file>